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b9fa1" officeooo:paragraph-rsid="000b9fa1"/>
    </style:style>
    <style:style style:name="P2" style:family="paragraph" style:parent-style-name="Standard">
      <style:text-properties officeooo:rsid="000b9fa1" officeooo:paragraph-rsid="000fc04e"/>
    </style:style>
    <style:style style:name="P3" style:family="paragraph" style:parent-style-name="Standard">
      <style:text-properties officeooo:rsid="000b9fa1" officeooo:paragraph-rsid="0017ef21"/>
    </style:style>
    <style:style style:name="P4" style:family="paragraph" style:parent-style-name="Standard">
      <style:text-properties officeooo:rsid="000ca180" officeooo:paragraph-rsid="000ca180"/>
    </style:style>
    <style:style style:name="P5" style:family="paragraph" style:parent-style-name="Standard">
      <style:text-properties officeooo:rsid="000ca180" officeooo:paragraph-rsid="000fc04e"/>
    </style:style>
    <style:style style:name="P6" style:family="paragraph" style:parent-style-name="Standard">
      <style:text-properties officeooo:rsid="000fc04e" officeooo:paragraph-rsid="000fc04e"/>
    </style:style>
    <style:style style:name="P7" style:family="paragraph" style:parent-style-name="Standard">
      <style:text-properties officeooo:rsid="0012c859" officeooo:paragraph-rsid="0012c859"/>
    </style:style>
    <style:style style:name="P8" style:family="paragraph" style:parent-style-name="Standard">
      <style:text-properties officeooo:rsid="001400d2" officeooo:paragraph-rsid="001400d2"/>
    </style:style>
    <style:style style:name="P9" style:family="paragraph" style:parent-style-name="Standard">
      <style:text-properties officeooo:rsid="001479be" officeooo:paragraph-rsid="001479be"/>
    </style:style>
    <style:style style:name="P10" style:family="paragraph" style:parent-style-name="Standard">
      <style:text-properties officeooo:rsid="00160fec" officeooo:paragraph-rsid="00160fec"/>
    </style:style>
    <style:style style:name="P11" style:family="paragraph" style:parent-style-name="Standard">
      <style:text-properties style:text-line-through-style="solid" style:text-line-through-type="single" officeooo:rsid="00160fec" officeooo:paragraph-rsid="00160fec"/>
    </style:style>
    <style:style style:name="P12" style:family="paragraph" style:parent-style-name="Standard">
      <style:text-properties officeooo:rsid="0017ef21" officeooo:paragraph-rsid="0017ef21"/>
    </style:style>
    <style:style style:name="P13" style:family="paragraph" style:parent-style-name="Standard">
      <style:text-properties officeooo:rsid="0019b387" officeooo:paragraph-rsid="0019b387"/>
    </style:style>
    <style:style style:name="P14" style:family="paragraph" style:parent-style-name="Standard">
      <style:text-properties officeooo:rsid="001b34eb" officeooo:paragraph-rsid="001b34eb"/>
    </style:style>
    <style:style style:name="P15" style:family="paragraph" style:parent-style-name="Standard">
      <style:text-properties officeooo:rsid="001ca232" officeooo:paragraph-rsid="001ca232"/>
    </style:style>
    <style:style style:name="P16" style:family="paragraph" style:parent-style-name="Standard">
      <style:text-properties officeooo:rsid="001f6a09" officeooo:paragraph-rsid="001f6a09"/>
    </style:style>
    <style:style style:name="P17" style:family="paragraph" style:parent-style-name="Standard">
      <style:text-properties officeooo:rsid="002093c1" officeooo:paragraph-rsid="002093c1"/>
    </style:style>
    <style:style style:name="P18" style:family="paragraph" style:parent-style-name="Standard">
      <style:text-properties officeooo:rsid="00225f16" officeooo:paragraph-rsid="00225f16"/>
    </style:style>
    <style:style style:name="P19" style:family="paragraph" style:parent-style-name="Standard">
      <style:text-properties officeooo:rsid="00225f16" officeooo:paragraph-rsid="002cd7b2"/>
    </style:style>
    <style:style style:name="P20" style:family="paragraph" style:parent-style-name="Standard">
      <style:text-properties officeooo:rsid="00225f16" officeooo:paragraph-rsid="0023b874"/>
    </style:style>
    <style:style style:name="P21" style:family="paragraph" style:parent-style-name="Standard">
      <style:text-properties officeooo:rsid="0023315f" officeooo:paragraph-rsid="0023315f"/>
    </style:style>
    <style:style style:name="P22" style:family="paragraph" style:parent-style-name="Standard">
      <style:text-properties officeooo:rsid="0023b874" officeooo:paragraph-rsid="0023b874"/>
    </style:style>
    <style:style style:name="P23" style:family="paragraph" style:parent-style-name="Standard">
      <style:text-properties officeooo:rsid="0025fa17" officeooo:paragraph-rsid="0025fa17"/>
    </style:style>
    <style:style style:name="P24" style:family="paragraph" style:parent-style-name="Standard">
      <style:text-properties officeooo:rsid="002734ec" officeooo:paragraph-rsid="002734ec"/>
    </style:style>
    <style:style style:name="P25" style:family="paragraph" style:parent-style-name="Standard">
      <style:text-properties officeooo:rsid="00291f0e" officeooo:paragraph-rsid="00291f0e"/>
    </style:style>
    <style:style style:name="P26" style:family="paragraph" style:parent-style-name="Standard">
      <style:text-properties officeooo:rsid="002cd7b2" officeooo:paragraph-rsid="002cd7b2"/>
    </style:style>
    <style:style style:name="P27" style:family="paragraph" style:parent-style-name="Standard">
      <style:text-properties officeooo:rsid="0023315f" officeooo:paragraph-rsid="002cd7b2"/>
    </style:style>
    <style:style style:name="T1" style:family="text">
      <style:text-properties officeooo:rsid="0011bffb"/>
    </style:style>
    <style:style style:name="T2" style:family="text">
      <style:text-properties officeooo:rsid="001720be"/>
    </style:style>
    <style:style style:name="T3" style:family="text">
      <style:text-properties officeooo:rsid="0017ef21"/>
    </style:style>
    <style:style style:name="T4" style:family="text">
      <style:text-properties officeooo:rsid="001d7ff1"/>
    </style:style>
    <style:style style:name="T5" style:family="text">
      <style:text-properties officeooo:rsid="001d8bd9"/>
    </style:style>
    <style:style style:name="T6" style:family="text">
      <style:text-properties officeooo:rsid="0023315f"/>
    </style:style>
    <style:style style:name="T7" style:family="text">
      <style:text-properties officeooo:rsid="0023b874"/>
    </style:style>
    <style:style style:name="T8" style:family="text">
      <style:text-properties officeooo:rsid="0025340b"/>
    </style:style>
    <style:style style:name="T9" style:family="text">
      <style:text-properties officeooo:rsid="002734ec"/>
    </style:style>
    <style:style style:name="T10" style:family="text">
      <style:text-properties officeooo:rsid="002cd7b2"/>
    </style:style>
    <style:style style:name="T11" style:family="text">
      <style:text-properties style:text-line-through-style="solid" style:text-line-through-type="single"/>
    </style:style>
    <style:style style:name="T12" style:family="text">
      <style:text-properties officeooo:rsid="002cf82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inActivity</text:p>
      <text:p text:style-name="P1">Statusbar::UB Mannheim|Mannheim University Library</text:p>
      <text:p text:style-name="P7">Statusbar::Einstellungen<text:span text:style-name="T12">|Settings</text:span>|<text:span text:style-name="T11">Configuration</text:span></text:p>
      <text:p text:style-name="P7">Statusbar::Hilfe|Help</text:p>
      <text:p text:style-name="P7"/>
      <text:p text:style-name="P1">Button::Website|Website</text:p>
      <text:p text:style-name="P1">Button::Primo|Primo</text:p>
      <text:p text:style-name="P1">Button::News|News</text:p>
      <text:p text:style-name="P1">Button::Freie Plätze|Free Seats</text:p>
      <text:p text:style-name="P1"/>
      <text:p text:style-name="P4">Alert::Lade Inhalte|Loading Content</text:p>
      <text:p text:style-name="P4"/>
      <text:p text:style-name="P6">WebActivity <text:span text:style-name="T1">(WWW &amp; Primo)</text:span></text:p>
      <text:p text:style-name="P2">Statusbar</text:p>
      <text:p text:style-name="P5"/>
      <text:p text:style-name="P8">NewsActivity</text:p>
      <text:p text:style-name="P8">Headline::Aktuelles aus unserem Blog|News from our Blog</text:p>
      <text:p text:style-name="P8">Statusbar</text:p>
      <text:p text:style-name="P8"/>
      <text:p text:style-name="P9">FreeSeatsActivity</text:p>
      <text:p text:style-name="P9">Headline: Auslastung &lt;date&gt; Uhr|Load &lt;date&gt; am/pm</text:p>
      <text:p text:style-name="P9"/>
      <text:p text:style-name="P11">Label::Info Center</text:p>
      <text:p text:style-name="P10">Label::Schneckenhof - West|Schneckenhof - West</text:p>
      <text:p text:style-name="P10">Label::Learning Center|Learning Center</text:p>
      <text:p text:style-name="P11">Label::Schneckenhof (BWL)</text:p>
      <text:p text:style-name="P10">Label::Schneckenhof - Süd|Schneckenhof - South</text:p>
      <text:p text:style-name="P10">Label::Ehrenhof (Hasso-Plattner-Bibliothek)|Ehrenhof (Hasso-Plattner-Library)</text:p>
      <text:p text:style-name="P10">Label::Bereich A3|<text:span text:style-name="T2">A3</text:span></text:p>
      <text:p text:style-name="P10">Label::Bereich A5<text:span text:style-name="T2">|A5</text:span></text:p>
      <text:p text:style-name="P8"/>
      <text:p text:style-name="P12">ConfigActivity</text:p>
      <text:p text:style-name="P12">Statusbar</text:p>
      <text:p text:style-name="P12">Label::Daten-Cache|Cache</text:p>
      <text:p text:style-name="P12">Switch::Ein|On</text:p>
      <text:p text:style-name="P12">Bullet::5/10/15</text:p>
      <text:p text:style-name="P12">Label::Angezeigte News-Einträge|News count</text:p>
      <text:p text:style-name="P12">Label::Start UB-App mit|Start screen</text:p>
      <text:p text:style-name="P12">Bullet::Startmenü|Startup Screen</text:p>
      <text:p text:style-name="P3"><text:span text:style-name="T3">Bullet</text:span>::Website|Website</text:p>
      <text:p text:style-name="P3"><text:span text:style-name="T3">Bullet</text:span>::Primo|Primo</text:p>
      <text:p text:style-name="P3"><text:span text:style-name="T3">Bullet</text:span>::News|News</text:p>
      <text:p text:style-name="P3"><text:span text:style-name="T3">Bullet</text:span>::Freie Plätze|Free Seats</text:p>
      <text:p text:style-name="P13">Button::Speichern|Save</text:p>
      <text:p text:style-name="P12"/>
      <text:p text:style-name="P14">HelpActivity</text:p>
      <text:p text:style-name="P15">Headline::Hilfe zur Bedienung|How to use your app</text:p>
      <text:p text:style-name="P15">Label::Website<text:span text:style-name="T4">|Website</text:span></text:p>
      <text:p text:style-name="P15">Label::Öffnet die mobile Version der UB-Homepage mit umfassenden Informationen rund im die Bibliothek|<text:span text:style-name="T5">Opens up the mobile view of our website, containing comprehensive information about the university library</text:span></text:p>
      <text:p text:style-name="P16">Label::Primo</text:p>
      <text:p text:style-name="P17"><text:soft-page-break/>Label::In der mobile<text:span text:style-name="T8">n</text:span> Version des Online-Katalogs Primo der UB Mannheim stehen Ihnen alle bekannten Funktionalitäten wie Recherche, Ausleihe, Fernleihe und die Kontofunktionen zur Verfügung|<text:span text:style-name="T8">With the mobile view of our library catalogue, you can use all common functions that are available in the classic view: search, (interlibray) loan and managing your account information.</text:span></text:p>
      <text:p text:style-name="P17"/>
      <text:p text:style-name="P23">Label::News</text:p>
      <text:p text:style-name="P24"><text:span text:style-name="T10">Label::</text:span>Anzeige der letzten 5 Meldungen aus dem Aktuelles-Weblog der UB Mannheim. Die Anzahl der angezeigten Einträge kann über das Menü „Einstellungen“ verändert werden.|Showing the 5 latest posts from our blog. The count number can be set in the configuration menu.</text:p>
      <text:p text:style-name="P23"/>
      <text:p text:style-name="P23">Label::Freie P<text:span text:style-name="T9">l</text:span>ätze</text:p>
      <text:p text:style-name="P25"><text:span text:style-name="T10">Label::</text:span>Ein Ampelsystem informiert über die Verfügbarkeit von Arbeitsplätzen in den einzelnen Bibliotheksbereichen|A traffic light system informing about the load and availibility of free seats in the different library sections.</text:p>
      <text:p text:style-name="P17"/>
      <text:p text:style-name="P26">Label::Einstellungen</text:p>
      <text:p text:style-name="P18"><text:span text:style-name="T10">Label::</text:span>Das Einstellungsmodul bietet Möglichkeiten zur Personalisierung der App.|Additionally the following settings can be changed …</text:p>
      <text:p text:style-name="P18"/>
      <text:p text:style-name="P26">Label::Daten-Cache</text:p>
      <text:p text:style-name="P18"><text:span text:style-name="T10">Label::</text:span>Die Aktivierung der Cache-Funktion erzeugt eine Datenbank zur lokalen Speicherung der zuletzt heruntergeladenen Daten der Funktionen "News" und "Freie Plätze". Die gespeicherten Daten werden angezeigt, <text:s/>sobald kein Internet-Zugriff zur Verfügung steht. Die Deaktivierung des Daten-Caches löscht die angelegte Datenbank. In der Standardeinstellung ist die Cache-Funktion deaktiviert, d.h. es existiert kein Zwischenspeicher und alle Daten müssen online abgerufen werden.</text:p>
      <text:p text:style-name="P21">|The activation of the cache function creates a database for local storage of the most recently downloaded data for the "News" and "Freie Plätze". The stored data is displayed when no Internet access is available. Disabling this function will delete the created database. By default, caching is disabled, in this case all data must be accessed online.</text:p>
      <text:p text:style-name="P21"/>
      <text:p text:style-name="P18"><text:span text:style-name="T10">Label::</text:span>Legen Sie fest, wie viele Beiträge aus dem Aktuelles-Weblog unter "News" angezeigt werden:</text:p>
      <text:p text:style-name="P19">5 (Standardeinstellung), 10 und 15<text:span text:style-name="T6">|Determine how many posts from the news-blog "Aktuelles" is displayed:</text:span></text:p>
      <text:p text:style-name="P27">5 (Default), 10 and 15</text:p>
      <text:p text:style-name="P18"/>
      <text:p text:style-name="P18"><text:span text:style-name="T10">Label::</text:span>Wählen Sie Ihre persönliche Startfunktion der UB-App:</text:p>
      <text:p text:style-name="P18">Startmenü (Standardeinstellung), Website, Primo, News und Freie Plätze<text:span text:style-name="T7">|</text:span></text:p>
      <text:p text:style-name="P22">Select your personal startup function:</text:p>
      <text:p text:style-name="P22">Startmenü (Default) , Website, Primo, News, Freie Plätze</text:p>
      <text:p text:style-name="P20"/>
      <text:p text:style-name="P18"><text:span text:style-name="T10">Label::</text:span>Eine integrierte "Hilfe" Funktion ergänzt das Angebot der App.<text:span text:style-name="T7">|</text:span></text:p>
      <text:p text:style-name="P22">An integrated "Help" completes the ap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4T09:51:07.539865000</meta:creation-date>
    <dc:date>2015-11-17T16:07:35.601000000</dc:date>
    <meta:editing-duration>PT2H3M22S</meta:editing-duration>
    <meta:editing-cycles>29</meta:editing-cycles>
    <meta:generator>LibreOffice/5.0.2.2$Windows_x86 LibreOffice_project/37b43f919e4de5eeaca9b9755ed688758a8251fe</meta:generator>
    <meta:document-statistic meta:table-count="0" meta:image-count="0" meta:object-count="0" meta:page-count="2" meta:paragraph-count="61" meta:word-count="450" meta:character-count="3774" meta:non-whitespace-character-count="3384"/>
  </office:meta>
</office:document-meta>
</file>